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s" fo:country="AR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5" style:family="paragraph" style:parent-style-name="Standard_20__28_WW_29_">
      <style:text-properties fo:language="es" fo:country="AR"/>
    </style:style>
    <style:style style:name="P6" style:family="paragraph" style:parent-style-name="Standard_20__28_WW_29_">
      <style:text-properties fo:language="es" fo:country="AR" officeooo:rsid="0005866a" officeooo:paragraph-rsid="0005866a"/>
    </style:style>
    <style:style style:name="P7" style:family="paragraph" style:parent-style-name="Standard_20__28_WW_29_">
      <style:text-properties fo:language="es" fo:country="AR" officeooo:paragraph-rsid="0006d4aa"/>
    </style:style>
    <style:style style:name="P8" style:family="paragraph" style:parent-style-name="Standard_20__28_WW_29_">
      <style:text-properties fo:language="es" fo:country="AR" officeooo:paragraph-rsid="00077a17"/>
    </style:style>
    <style:style style:name="P9" style:family="paragraph" style:parent-style-name="Standard_20__28_WW_29_">
      <style:paragraph-properties fo:margin-left="0cm" fo:line-height="100%" fo:text-indent="0cm" style:auto-text-indent="false"/>
      <style:text-properties fo:language="es" fo:country="AR" officeooo:paragraph-rsid="000a48bc"/>
    </style:style>
    <style:style style:name="P10" style:family="paragraph" style:parent-style-name="Standard_20__28_WW_29_">
      <style:text-properties fo:language="es" fo:country="AR" officeooo:paragraph-rsid="000a48bc"/>
    </style:style>
    <style:style style:name="P11" style:family="paragraph" style:parent-style-name="Standard_20__28_WW_29_">
      <style:text-properties officeooo:rsid="0005866a" officeooo:paragraph-rsid="0005d6ee"/>
    </style:style>
    <style:style style:name="P12" style:family="paragraph" style:parent-style-name="Standard_20__28_WW_29_">
      <style:text-properties officeooo:paragraph-rsid="0005d6ee"/>
    </style:style>
    <style:style style:name="P13" style:family="paragraph" style:parent-style-name="Standard_20__28_WW_29_">
      <style:text-properties officeooo:paragraph-rsid="0006d4aa"/>
    </style:style>
    <style:style style:name="P14" style:family="paragraph" style:parent-style-name="Standard_20__28_WW_29_">
      <style:text-properties officeooo:rsid="0006d4aa" officeooo:paragraph-rsid="0006d4aa"/>
    </style:style>
    <style:style style:name="P15" style:family="paragraph" style:parent-style-name="Standard_20__28_WW_29_">
      <style:text-properties officeooo:rsid="00077a17" officeooo:paragraph-rsid="00077a17"/>
    </style:style>
    <style:style style:name="P16" style:family="paragraph" style:parent-style-name="Standard_20__28_WW_29_">
      <style:text-properties officeooo:paragraph-rsid="00077a17"/>
    </style:style>
    <style:style style:name="P17" style:family="paragraph" style:parent-style-name="Standard_20__28_WW_29_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18" style:family="paragraph" style:parent-style-name="Standard_20__28_WW_29_">
      <style:text-properties officeooo:rsid="000a48bc" officeooo:paragraph-rsid="000a48bc"/>
    </style:style>
    <style:style style:name="P19" style:family="paragraph" style:parent-style-name="Standard_20__28_WW_29_">
      <style:text-properties officeooo:paragraph-rsid="000a48bc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5866a"/>
    </style:style>
    <style:style style:name="T3" style:family="text">
      <style:text-properties fo:language="es" fo:country="AR" officeooo:rsid="0005d6ee"/>
    </style:style>
    <style:style style:name="T4" style:family="text">
      <style:text-properties fo:language="es" fo:country="AR" officeooo:rsid="0006d4aa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866a"/>
    </style:style>
    <style:style style:name="T8" style:family="text">
      <style:text-properties officeooo:rsid="0005d6ee"/>
    </style:style>
    <style:style style:name="T9" style:family="text">
      <style:text-properties officeooo:rsid="0006d4aa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5866a"/>
    </style:style>
    <style:style style:name="T12" style:family="text">
      <style:text-properties style:font-name="Liberation Serif" officeooo:rsid="0006d4aa"/>
    </style:style>
    <style:style style:name="T13" style:family="text">
      <style:text-properties officeooo:rsid="00077a17"/>
    </style:style>
    <style:style style:name="T14" style:family="text">
      <style:text-properties officeooo:rsid="000978db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6d4aa" style:font-size-asian="12pt" style:font-size-complex="12pt"/>
    </style:style>
    <style:style style:name="T17" style:family="text">
      <style:text-properties officeooo:rsid="000a48bc"/>
    </style:style>
    <style:style style:name="T18" style:family="text">
      <style:text-properties officeooo:rsid="000ac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asos de Prueba - Sprint 4</text:span><text:span text:style-name="T1"/></text:p>
      <text:p text:style-name="P3"><text:span text:style-name="T1">Preguntas Frecuentes/Soporte:</text:span></text:p>
      <text:p text:style-name="P10"><text:span text:style-name="T6">id:</text:span> 1<text:line-break/><text:span text:style-name="T6">Título</text:span>: ¿Cómo puedo usar la aplicación?<text:line-break/><text:span text:style-name="T6">Descripción</text:span>: Que nos muestre información acerca de cómo usar la aplicación <text:line-break/><text:span text:style-name="T6">Precondiciones + Postcondiciones</text:span>: <text:span text:style-name="T17">Estar en la pantalla de preguntas frecuentes</text:span><text:line-break/><text:line-break/><text:span text:style-name="T6">Pasos a seguir</text:span>:</text:p>
      <text:p text:style-name="P4"><text:span text:style-name="T10">1 – Ingresar el nombre de usuario (“root”)<text:line-break/>2 – Ingresar la contraseña del usuario root (“root”)<text:line-break/>3 – Apretar </text:span><text:span text:style-name="T11">en el </text:span><text:span text:style-name="T10">botón “Comenzar”</text:span></text:p>
      <text:p text:style-name="P4"><text:span text:style-name="T12">4_Estar en la pantalla principal</text:span></text:p>
      <text:p text:style-name="P17"><text:span text:style-name="T9">5_Apretar el botón del menú desplegable</text:span><text:line-break/><text:span text:style-name="T9">6</text:span>- <text:span text:style-name="T7">Apretar</text:span> el botón de “<text:span text:style-name="T9">Ayuda</text:span>”</text:p>
      <text:p text:style-name="P9"><text:span text:style-name="T16">7</text:span><text:span text:style-name="T15">_Apretamos en el botón llamado “¿Cómo puedo usar la aplicación?”.</text:span><text:line-break/><text:span text:style-name="T6">Resultado esperado</text:span>: <text:span text:style-name="T18">S</text:span>e despliega un texto que dice “Para usar la aplicación”, solo tiene que iniciar sesión y explorar las funcionalidades disponibles en la pantalla principal.” el cual nos ayuda a comprender como utilizar la aplicación<text:line-break/><text:span text:style-name="T6">Prioridad</text:span>: Media<text:line-break/><text:line-break/><text:span text:style-name="T6">id</text:span>: 2<text:line-break/><text:span text:style-name="T6">Título</text:span>: ¿Es necesario Registrarse?<text:line-break/><text:span text:style-name="T6">Descripción</text:span>: Que nos muestre información acerca de si hay necesidad de registrarse a la aplicación para poder acceder a la misma.<text:line-break/><text:span text:style-name="T6">Precondiciones + Postcondiciones</text:span>:<text:span text:style-name="T17">Estar en la pantalla de preguntas frecuentes</text:span> <text:line-break/><text:span text:style-name="T6">Pasos a seguir</text:span>: <text:line-break/>1 – Ingresar el nombre de usuario (“root”)<text:line-break/>2 – Ingresar la contraseña del usuario root (“root”)<text:line-break/>3 – Apretar <text:span text:style-name="T7">en el </text:span>botón “Comenzar”</text:p>
      <text:p text:style-name="P7"><text:span text:style-name="T9">4_Estar en la pantalla principal</text:span></text:p>
      <text:p text:style-name="P7"><text:span text:style-name="T9">5_Apretar el botón del menú desplegable</text:span><text:line-break/><text:span text:style-name="T14">6</text:span>- <text:span text:style-name="T7">Apretar</text:span> el botón de “<text:span text:style-name="T9">Ayuda</text:span>”<text:line-break/><text:span text:style-name="T14">7</text:span> - Apretamos en el botón llamado “¿Es necesario Registrarse?”</text:p>
      <text:p text:style-name="P6"><text:span text:style-name="T6">Resultado Esperado</text:span>: <text:s/>se despliega un texto que dice “Si es necesario Registrarse, solo tiene que registrarse con un correo electrónico o nombre de usuario y una contraseña, una vez que haya hecho esto, ya tendrá su cuenta para la aplicación.</text:p>
      <text:p text:style-name="P6"><text:span text:style-name="T6">Prioridad</text:span>: Media</text:p>
      <text:p text:style-name="P5"/>
      <text:p text:style-name="Standard_20__28_WW_29_"><text:span text:style-name="T6">id</text:span>: 3</text:p>
      <text:p text:style-name="Standard_20__28_WW_29_"><text:span text:style-name="T6">Título</text:span>: ¿Dónde puedo encontrar mi perfil?</text:p>
      <text:p text:style-name="Standard_20__28_WW_29_"><text:span text:style-name="T6">Descripción</text:span>: Que nos muestre información acerca de cómo podemos encontrar nuestro perfil.</text:p>
      <text:p text:style-name="P19"><text:span text:style-name="T6">Precondiciones</text:span> + <text:span text:style-name="T6">Postcondicione</text:span>s: <text:span text:style-name="T17">Estar en la pantalla de preguntas frecuentes.</text:span></text:p>
      <text:p text:style-name="Standard_20__28_WW_29_"><text:span text:style-name="T5">Pasos a seguir</text:span>: </text:p>
      <text:p text:style-name="P7"><text:soft-page-break/>1 – Ingresar el nombre de usuario (“root”)<text:line-break/>2 – Ingresar la contraseña del usuario root (“root”)<text:line-break/>3 – Apretar en el botón “Comenzar”</text:p>
      <text:p text:style-name="P7"><text:span text:style-name="T9">4_Estar en la pantalla principal</text:span></text:p>
      <text:p text:style-name="P7"><text:span text:style-name="T9">5_Apretar el botón del menú desplegable</text:span><text:line-break/><text:span text:style-name="T9">6</text:span>- Apretar el botón de “<text:span text:style-name="T9">Ayuda</text:span>”</text:p>
      <text:p text:style-name="Standard_20__28_WW_29_"><text:span text:style-name="T9">7</text:span><text:span text:style-name="T7">_</text:span>Apretamos en el botón llamado “¿Dónde puedo encontrar mi perfil?”</text:p>
      <text:p text:style-name="P12"><text:span text:style-name="T6">Resultado esperado</text:span>: <text:span text:style-name="T8">S</text:span><text:span text:style-name="T2">e despliega un texto que dice “</text:span><text:span text:style-name="T3">En que sitio podría encontrar nuestro perfil”. Sin embargo p</text:span>uedes encontrar tu perfil en la pestaña “Perfil” en la esquina inferior derecha de la pantalla.</text:p>
      <text:p text:style-name="Standard_20__28_WW_29_"><text:span text:style-name="T6">Prioridad</text:span>: <text:span text:style-name="T7">Media</text:span></text:p>
      <text:p text:style-name="P2" loext:marker-style-name="T1"/>
      <text:p text:style-name="Standard_20__28_WW_29_"><text:span text:style-name="T6">id</text:span>: 4</text:p>
      <text:p text:style-name="Standard_20__28_WW_29_"><text:span text:style-name="T6">Título</text:span>: ¿Cómo restablezco mi contraseña?</text:p>
      <text:p text:style-name="Standard_20__28_WW_29_"><text:span text:style-name="T6">Descripción</text:span>: Que nos muestre información acerca de cómo restablecemos nuestra contraseña en el caso que se nos olvide.</text:p>
      <text:p text:style-name="P19"><text:span text:style-name="T6">Precondiciones</text:span> + <text:span text:style-name="T6">Postcondicione</text:span>s: <text:span text:style-name="T17">Estar en la pantalla de preguntas frecuentes.</text:span></text:p>
      <text:p text:style-name="P12"><text:span text:style-name="T5">Pasos a seguir</text:span>:</text:p>
      <text:p text:style-name="P7">1 – Ingresar el nombre de usuario (“root”)<text:line-break/>2 – Ingresar la contraseña del usuario root (“root”)<text:line-break/>3 – Apretar en el botón “Comenzar”</text:p>
      <text:p text:style-name="P12"><text:s/><text:span text:style-name="T9">4</text:span><text:span text:style-name="T7">_Estar en la pantalla principal</text:span></text:p>
      <text:p text:style-name="P14">5_Apretar el botón del menú desplegable</text:p>
      <text:p text:style-name="P11"><text:span text:style-name="T9">6</text:span>_Apretar el botón <text:span text:style-name="T9">llamado “Ayuda”</text:span></text:p>
      <text:p text:style-name="P12"><text:span text:style-name="T9">7</text:span><text:span text:style-name="T7">_Estar en la pantalla de preguntas frecuentes </text:span></text:p>
      <text:p text:style-name="Standard_20__28_WW_29_"><text:span text:style-name="T9">8</text:span>_Apretamos en el botón llamado” ¿Cómo restablezco mi contraseña?”</text:p>
      <text:p text:style-name="P12"><text:span text:style-name="T6">Resultado esperado</text:span>: <text:span text:style-name="T8">S</text:span><text:span text:style-name="T2">e despliega un texto que dice “</text:span><text:span text:style-name="T3">Como puede restablecer mi contraseña”.Sin embargo, p</text:span>uedes restablecer tu contraseña desde la pantalla de inicio de sesión, seleccionando la opción “Olvide mi contraseña”.</text:p>
      <text:p text:style-name="Standard_20__28_WW_29_"><text:span text:style-name="T6">Prioridad</text:span>: <text:span text:style-name="T8">Media</text:span></text:p>
      <text:p text:style-name="P2" loext:marker-style-name="T1"/>
      <text:p text:style-name="Standard_20__28_WW_29_"><text:span text:style-name="T6">id</text:span>: 5</text:p>
      <text:p text:style-name="Standard_20__28_WW_29_"><text:span text:style-name="T6">Título</text:span>: ¿Cómo contacto con soporte?</text:p>
      <text:p text:style-name="Standard_20__28_WW_29_"><text:span text:style-name="T6">Descripción</text:span>: Que nos muestre información acerca de cómo contactamos con soporte.</text:p>
      <text:p text:style-name="P19"><text:span text:style-name="T6">Precondiciones</text:span> + <text:span text:style-name="T6">Postcondicione</text:span>s: <text:span text:style-name="T17">Estar en la pantalla de preguntas frecuentes</text:span></text:p>
      <text:p text:style-name="Standard_20__28_WW_29_"><text:span text:style-name="T5">Pasos a seguir</text:span>: </text:p>
      <text:p text:style-name="P7">1 – Ingresar el nombre de usuario (“root”)<text:line-break/>2 – Ingresar la contraseña del usuario root (“root”)<text:line-break/>3 – Apretar <text:span text:style-name="T7">en el </text:span>botón “Comenzar”</text:p>
      <text:p text:style-name="P7"><text:span text:style-name="T9">4_Estar en la pantalla principal</text:span></text:p>
      <text:p text:style-name="P7"><text:span text:style-name="T9">5_Apretar el botón del menú desplegable</text:span><text:line-break/><text:span text:style-name="T9">6</text:span>- <text:span text:style-name="T7">Apretar</text:span> el botón de “<text:span text:style-name="T9">Ayuda</text:span>”</text:p>
      <text:p text:style-name="Standard_20__28_WW_29_"><text:span text:style-name="T9">7</text:span>_Apretamos en el botón llamado “¿Cómo contacto con soporte?”</text:p>
      <text:p text:style-name="P13"><text:span text:style-name="T6">Resultado esperado</text:span>: <text:span text:style-name="T8">S</text:span><text:span text:style-name="T2">e despliega un texto que dice “</text:span><text:span text:style-name="T3">Como </text:span><text:span text:style-name="T4">puedo contactar al soporte</text:span><text:span text:style-name="T3">”. </text:span><text:span text:style-name="T4">Sin embargo p</text:span>ara contactar con soporte, dirígete a la sección “<text:span text:style-name="T17">Ayuda</text:span>” <text:span text:style-name="T17">apretando el botón</text:span> <text:soft-page-break/><text:span text:style-name="T17">d</text:span>el menú principal. <text:span text:style-name="T17">Una vez que estamos en la pagina de “</text:span><text:span text:style-name="T18">P</text:span><text:span text:style-name="T17">reguntas Frecuentes” <text:s/>y apr</text:span><text:span text:style-name="T18">i</text:span><text:span text:style-name="T17">eta el botón con flecha de color blanca en dirección hacia abajo </text:span><text:span text:style-name="T18">ubicado en una esquina derecha inferior y nos aparecerá la ventana </text:span>“Contactar con <text:span text:style-name="T18">S</text:span>oporte”.</text:p>
      <text:p text:style-name="Standard_20__28_WW_29_"><text:span text:style-name="T6">Prioridad</text:span>: <text:span text:style-name="T8">Media</text:span></text:p>
      <text:p text:style-name="Standard_20__28_WW_29_"/>
      <text:p text:style-name="Standard_20__28_WW_29_"><text:span text:style-name="T6">Id</text:span>: 6</text:p>
      <text:p text:style-name="Standard_20__28_WW_29_"><text:span text:style-name="T6">Título</text:span>: Contactar con soporte</text:p>
      <text:p text:style-name="Standard_20__28_WW_29_"><text:span text:style-name="T6">Descripción</text:span>: Una vez apretamos el botón con la flechita, que nos muestre un espacio o lugar de texto para escribir cualquier consulta o pregunta frecuente al soporte.</text:p>
      <text:p text:style-name="Standard_20__28_WW_29_"><text:span text:style-name="T6">Precondiciones</text:span> + <text:span text:style-name="T6">Postcondicione</text:span>s: <text:span text:style-name="T17">Estar en la pantalla de preguntas frecuentes</text:span></text:p>
      <text:p text:style-name="Standard_20__28_WW_29_"><text:span text:style-name="T5">Pasos a seguir</text:span>:</text:p>
      <text:p text:style-name="P8">1 – Ingresar el nombre de usuario (“root”)<text:line-break/>2 – Ingresar la contraseña del usuario root (“root”)<text:line-break/>3 – Apretar <text:span text:style-name="T7">en el </text:span>botón “Comenzar”</text:p>
      <text:p text:style-name="P8"><text:span text:style-name="T9">4_Estar en la pantalla principal</text:span></text:p>
      <text:p text:style-name="P8"><text:span text:style-name="T9">5_Apretar el botón del menú desplegable</text:span><text:line-break/><text:span text:style-name="T9">6</text:span>- <text:span text:style-name="T7">Apretar</text:span> el botón de “<text:span text:style-name="T9">Ayuda</text:span>”</text:p>
      <text:p text:style-name="Standard_20__28_WW_29_"><text:span text:style-name="T13">7</text:span>_Apretamos en el botón con un símbolo de flecha hacia debajo de color blanca con fondo negro.</text:p>
      <text:p text:style-name="P15">8_Estaremos en una ventana de “Contactar <text:span text:style-name="T14">con</text:span> Soporte”</text:p>
      <text:p text:style-name="Standard_20__28_WW_29_"><text:span text:style-name="T14">9</text:span>_Escribir la consulta o pregunta que tengamos al soporte en el espacio llamado “Escribe tu consulta aquí…”</text:p>
      <text:p text:style-name="Standard_20__28_WW_29_"><text:span text:style-name="T6">Resultado esperado</text:span>: <text:span text:style-name="T14">Una vez que nos aparece la ventana de “Contactar con Soporte”, realizar nuestra consulta escribiéndola en el espacio de texto.</text:span></text:p>
      <text:p text:style-name="Standard_20__28_WW_29_"><text:span text:style-name="T6">Prioridad</text:span>: <text:span text:style-name="T8">Media</text:span></text:p>
      <text:p text:style-name="Standard_20__28_WW_29_"/>
      <text:p text:style-name="Standard_20__28_WW_29_"><text:span text:style-name="T6">id</text:span>: 7</text:p>
      <text:p text:style-name="Standard_20__28_WW_29_"><text:span text:style-name="T6">Título</text:span>: Botón de enviar al soporte</text:p>
      <text:p text:style-name="Standard_20__28_WW_29_"><text:span text:style-name="T6">Descripción</text:span>: Que nos envíe la consulta o pregunta frecuente que tengamos al soporte.</text:p>
      <text:p text:style-name="Standard_20__28_WW_29_"><text:span text:style-name="T6">Precondiciones</text:span> + <text:span text:style-name="T6">Postcondicione</text:span>s: <text:span text:style-name="T14">Que llegue a destino nuestra consulta</text:span></text:p>
      <text:p text:style-name="Standard_20__28_WW_29_"><text:span text:style-name="T5">Pasos a seguir</text:span>: </text:p>
      <text:p text:style-name="P8">1 – Ingresar el nombre de usuario (“root”)<text:line-break/>2 – Ingresar la contraseña del usuario root (“root”)<text:line-break/>3 – Apretar <text:span text:style-name="T7">en el </text:span>botón “Comenzar”</text:p>
      <text:p text:style-name="P8"><text:span text:style-name="T9">4_Estar en la pantalla principal</text:span></text:p>
      <text:p text:style-name="P8"><text:span text:style-name="T9">5_Apretar el botón del menú desplegable</text:span><text:line-break/><text:span text:style-name="T9">6</text:span>- <text:span text:style-name="T7">Apretar</text:span> el botón de “<text:span text:style-name="T9">Ayuda</text:span>”</text:p>
      <text:p text:style-name="P16"><text:span text:style-name="T13">7</text:span>_Apretamos en el botón con un símbolo de flecha hacia debajo de color blanca con fondo negro.</text:p>
      <text:p text:style-name="P15">8_Estaremos en una ventana de “Contactar Soporte”</text:p>
      <text:p text:style-name="P16"><text:span text:style-name="T14">9</text:span>_Escribir la consulta o pregunta que tengamos al soporte en el espacio llamado “Escribe tu consulta aquí…”</text:p>
      <text:p text:style-name="Standard_20__28_WW_29_"><text:span text:style-name="T14">10</text:span>_<text:span text:style-name="T13">Una vez que escribimos nuestra consulta, a</text:span>pretamos el botón llamado “Enviar” de color blanco con fondo negro.</text:p>
      <text:p text:style-name="Standard_20__28_WW_29_"><text:span text:style-name="T6">Resultado esperado</text:span>: <text:span text:style-name="T17">Una vez que enviamos nuestra consulta al soporte,abrir la terminal del ordenador y visualizar q</text:span>ue nos <text:span text:style-name="T17">aparezca dicha</text:span> consulta que hayamos escrito, es decir que nos aparezca “LOG Mensaje: <text:span text:style-name="T17">Y la C</text:span>onsulta previamente escrita”.</text:p>
      <text:p text:style-name="Standard_20__28_WW_29_"><text:soft-page-break/><text:span text:style-name="T6">Prioridad</text:span>: <text:span text:style-name="T8">Media </text:span></text:p>
      <text:p text:style-name="Standard_20__28_WW_29_"/>
      <text:p text:style-name="Standard_20__28_WW_29_"><text:span text:style-name="T6">id</text:span>: 8</text:p>
      <text:p text:style-name="Standard_20__28_WW_29_"><text:span text:style-name="T6">Título</text:span>: Botón de minimizar “<text:span text:style-name="T14">C</text:span>ontactar con Soporte”</text:p>
      <text:p text:style-name="Standard_20__28_WW_29_"><text:span text:style-name="T6">Descripción</text:span>: Que nos envíe la consulta o pregunta frecuente que tengamos al soporte. </text:p>
      <text:p text:style-name="Standard_20__28_WW_29_"><text:span text:style-name="T6">Precondiciones</text:span> + <text:span text:style-name="T6">Postcondicione</text:span>s: <text:span text:style-name="T14">Que no aparezca la ventana de “Contactar con Soporte”</text:span></text:p>
      <text:p text:style-name="Standard_20__28_WW_29_"><text:span text:style-name="T5">Pasos a seguir</text:span>: </text:p>
      <text:p text:style-name="P8">1 – Ingresar el nombre de usuario (“root”)<text:line-break/>2 – Ingresar la contraseña del usuario root (“root”)<text:line-break/>3 – Apretar <text:span text:style-name="T7">en el </text:span>botón “Comenzar”</text:p>
      <text:p text:style-name="P8"><text:span text:style-name="T9">4_Estar en la pantalla principal</text:span></text:p>
      <text:p text:style-name="P8"><text:span text:style-name="T9">5_Apretar el botón del menú desplegable</text:span><text:line-break/><text:span text:style-name="T9">6</text:span>- <text:span text:style-name="T7">Apretar</text:span> el botón de “<text:span text:style-name="T9">Ayuda</text:span>”</text:p>
      <text:p text:style-name="P16"><text:span text:style-name="T13">7</text:span>_Apretamos en el botón con un símbolo de flecha hacia debajo de color blanca con fondo negro.</text:p>
      <text:p text:style-name="P15">8_Estaremos en una ventana de “Contactar con Soporte”</text:p>
      <text:p text:style-name="Standard_20__28_WW_29_"><text:span text:style-name="T13">9</text:span>_Apretamos en el botón con símbolo de flecha hacia arriba de color negro.</text:p>
      <text:p text:style-name="P16"><text:span text:style-name="T6">Resultado esperado</text:span>:<text:span text:style-name="T13">Una vez que nos aparece la ventana de “Contactar con Soporte” y estamos en la misma, al tocar </text:span>el botón con símbolo de flecha hacia arriba de color negro <text:span text:style-name="T13">que nos cierre o nos minimice dicha ventana.</text:span></text:p>
      <text:p text:style-name="Standard_20__28_WW_29_"><text:span text:style-name="T6">Prioridad</text:span>: <text:span text:style-name="T8">Media</text:span></text:p>
      <text:p text:style-name="Standard_20__28_WW_29_"/>
      <text:p text:style-name="P18"><text:span text:style-name="T6">id</text:span>: 9</text:p>
      <text:p text:style-name="P18"><text:span text:style-name="T6">Titulo</text:span>:Botón del Menú desplegable</text:p>
      <text:p text:style-name="P18"><text:span text:style-name="T6">Descripción</text:span>:</text:p>
      <text:p text:style-name="P18"><text:span text:style-name="T6">Pasos a seguir</text:span>:</text:p>
      <text:p text:style-name="P18"><text:span text:style-name="T6">Resultado esperado</text:span>:</text:p>
      <text:p text:style-name="P18"><text:span text:style-name="T6">Prioridad</text:span>: Alta</text:p>
      <text:p text:style-name="Standard_20__28_WW_29_"/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modore</meta:initial-creator>
    <meta:editing-cycles>7</meta:editing-cycles>
    <meta:print-date>2024-08-05T01:16:00</meta:print-date>
    <meta:creation-date>2024-08-04T23:51:00</meta:creation-date>
    <dc:date>2024-08-09T19:43:42.136781087</dc:date>
    <meta:editing-duration>PT1H39M57S</meta:editing-duration>
    <meta:generator>LibreOffice/24.2.4.2$Linux_X86_64 LibreOffice_project/420$Build-2</meta:generator>
    <meta:document-statistic meta:table-count="0" meta:image-count="0" meta:object-count="0" meta:page-count="4" meta:paragraph-count="92" meta:word-count="1126" meta:character-count="7212" meta:non-whitespace-character-count="6139"/>
    <meta:user-defined meta:name="AppVersion">16.0000</meta:user-defined>
    <meta:template xlink:type="simple" xlink:actuate="onRequest" xlink:title="Normal" xlink:href=""/>
  </office:meta>
</office:document-meta>
</file>